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96cm" fo:min-width="4.09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26cm" fo:min-width="4.27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402cm" fo:min-width="3.808cm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5cm" svg:height="2.75cm" svg:x="2cm" svg:y="2cm">
          <text:p text:style-name="P1">Lancer le je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.75cm" svg:height="3.5cm" svg:x="8.75cm" svg:y="4.5cm">
          <text:p text:style-name="P1">Jou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6.09cm" svg:height="3.75cm" svg:x="2.16cm" svg:y="8.75cm">
          <text:p text:style-name="P1">Voir le sco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draw:line-skew="1.227cm" svg:x1="7.549cm" svg:y1="2.402cm" svg:x2="12.125cm" svg:y2="4.5cm" draw:start-shape="id1" draw:start-glue-point="11" draw:end-shape="id2" draw:end-glue-point="4" svg:d="M7549 2402c0 486 4576-563 4576 2098" svg:viewBox="0 0 4577 2099">
          <text:p/>
        </draw:connector>
        <draw:connector draw:style-name="gr5" draw:text-style-name="P2" draw:layer="layout" draw:type="curve" draw:line-skew="-4.286cm 8.591cm 0.698cm" svg:x1="12.125cm" svg:y1="8cm" svg:x2="7.359cm" svg:y2="9.299cm" draw:start-shape="id2" draw:start-glue-point="8" draw:end-shape="id3" draw:end-glue-point="11" svg:d="M12125 8000c0 1074-1875 716-1875 831 0 116-2891-60-2891 468" svg:viewBox="0 0 4767 1300">
          <text:p/>
        </draw:connector>
        <draw:frame draw:style-name="gr6" draw:text-style-name="P3" draw:layer="layout" svg:width="5.25cm" svg:height="1.5cm" svg:x="9.5cm" svg:y="9cm">
          <draw:text-box>
            <text:p>Mort du joueur</text:p>
          </draw:text-box>
        </draw:frame>
        <draw:frame draw:style-name="gr7" draw:text-style-name="P3" draw:layer="layout" svg:width="5.75cm" svg:height="1cm" svg:x="9.75cm" svg:y="1.5cm">
          <draw:text-box>
            <text:p>Selectionner joue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7T17:57:47.834732604</meta:creation-date>
    <meta:generator>LibreOffice/7.2.6.2$Linux_X86_64 LibreOffice_project/20$Build-2</meta:generator>
    <dc:date>2022-04-07T18:05:05.115994974</dc:date>
    <meta:editing-duration>PT7M16S</meta:editing-duration>
    <meta:editing-cycles>2</meta:editing-cycles>
    <meta:document-statistic meta:object-count="7"/>
  </office:meta>
</office:document-meta>
</file>